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cdc8a" officeooo:paragraph-rsid="001cdc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cdc8a" officeooo:paragraph-rsid="001cdc8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cdc8a" officeooo:paragraph-rsid="001cdc8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cdc8a" officeooo:paragraph-rsid="001cdc8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cdc8a" officeooo:paragraph-rsid="001cdc8a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C</text:p>
      <text:p text:style-name="P1"/>
      <text:p text:style-name="P1"/>
      <text:p text:style-name="P2">MVC ( MODEL, VIEW, CONTROLER )</text:p>
      <text:p text:style-name="P3"/>
      <text:p text:style-name="P3"><text:tab/><text:span text:style-name="T1">MVC: </text:span>Facilita a troca de informações entre a interface do usuário aos dados no banco, fazendo com que as respostas sejam mais rápidas e dinâmicas.</text:p>
      <text:p text:style-name="P3"/>
      <text:p text:style-name="P2">1. VISÃO GERAL</text:p>
      <text:p text:style-name="P2"><text:tab/></text:p>
      <text:p text:style-name="P3"><text:tab/><text:span text:style-name="T1">MODEL</text:span>: Coração da aplicação ( camada que liga ao banco de dados )</text:p>
      <text:p text:style-name="P3"><text:tab/><text:tab/>→ Regras de negócio</text:p>
      <text:p text:style-name="P3"><text:tab/><text:tab/>→ Entidades</text:p>
      <text:p text:style-name="P3"><text:tab/><text:tab/>→ Camada de acesso à dados</text:p>
      <text:p text:style-name="P3"><text:tab/></text:p>
      <text:p text:style-name="P3"><text:tab/><text:span text:style-name="T1">VIEW</text:span>: Responsável por renderizar a resposta (responsável por renderizar a página com resposta/requisição).</text:p>
      <text:p text:style-name="P3"><text:tab/>Tudo que desrespeita a visualização está relacionado com a camada View.</text:p>
      <text:p text:style-name="P3"><text:tab/><text:tab/>→ HTML</text:p>
      <text:p text:style-name="P3"><text:tab/><text:tab/>→ CSS</text:p>
      <text:p text:style-name="P3"><text:tab/><text:tab/>→ JS</text:p>
      <text:p text:style-name="P3"><text:tab/><text:tab/>→ Template Engine</text:p>
      <text:p text:style-name="P3"><text:tab/></text:p>
      <text:p text:style-name="P3"><text:tab/><text:span text:style-name="T1">CONTROLER</text:span>: Faz o intermédio de todo o fluxo desde de: pedir para o model informações da base de dados já que ele detêm essa lógica/dados. Ele pega essas informações, trabalha e joga na View para ser renderizada.</text:p>
      <text:p text:style-name="P3"><text:tab/></text:p>
      <text:p text:style-name="P3"/>
      <text:p text:style-name="P3"/>
      <text:p text:style-name="P2">EXEMPLO DE MVC:</text:p>
      <text:p text:style-name="P5"/>
      <text:p text:style-name="P3"><text:tab/>Um entregador necessita entregar uma carta para uma pessoa que trabalha em um prédio (prédio seria a estrutura MVC). Chegando nesse prédio, ele encontra uma recepcionista que o recebe, coleta as informações da entrega e então, ela vai atrás da pessoa para entregar a carta e trazer a assinatura da pessoa. </text:p>
      <text:p text:style-name="P3"><text:tab/>Essa ida até essa pessoa para entregar a carta e a volta para entregar a assinatura da pessoa para o entregador, seria o Controller (ela faz o intermédio das informações, leva e trás a informação).</text:p>
      <text:p text:style-name="P3"><text:tab/></text:p>
      <text:p text:style-name="P3"><text:tab/><text:span text:style-name="T1">BROWSER -&gt; WEB SERVER -&gt; APLICAÇÃO -&gt; CONTROLLER</text:span></text:p>
      <text:p text:style-name="P3"/>
      <text:p text:style-name="P3"><text:tab/><text:span text:style-name="T1">BROWSER</text:span> <text:span text:style-name="T1">- </text:span>Gera uma requisição a partir de uma URL, essa requisição vai bater no Web Server</text:p>
      <text:p text:style-name="P3"/>
      <text:p text:style-name="P3"><text:tab/><text:span text:style-name="T1">WEB</text:span> <text:span text:style-name="T1">SERVER</text:span> <text:span text:style-name="T1">- </text:span>Pode ser um tomcat, apache, vai depender da tecnologia que está utilizando. Pelo Web Server, ele vai direcionar para a aplicação.</text:p>
      <text:p text:style-name="P3"><text:tab/></text:p>
      <text:p text:style-name="P3"><text:tab/><text:span text:style-name="T1">APLICAÇÃO -</text:span> Dentro da aplicação, o framework vai saber para onde redirecionar.</text:p>
      <text:p text:style-name="P3"/>
      <text:p text:style-name="P3"><text:tab/><text:span text:style-name="T1">CONTROLLER </text:span>- A primeira camada a receber a informação.</text:p>
      <text:p text:style-name="P3"><text:tab/></text:p>
      <text:p text:style-name="P2"><text:soft-page-break/>EXEMPLO SEM PRECISAR ACESSAR O DB:</text:p>
      <text:p text:style-name="P2"/>
      <text:p text:style-name="P3"><text:tab/><text:span text:style-name="T1">BROWSER -&gt; REQUISIÇÃO -&gt; CONTROLLER -&gt; ACESSAR AO SERVIDOR -&gt; ENCAMINHA VIEW -&gt; RECEBE VIEW RESPOSTA -&gt; RENDERIZA PÁGINA</text:span></text:p>
      <text:p text:style-name="P3"/>
      <text:p text:style-name="P3"><text:tab/>O <text:span text:style-name="T1">BROWSER</text:span> vai gerar uma requisição que vai chegar até o <text:span text:style-name="T1">Controller</text:span> (que no caso é o servidor), o <text:span text:style-name="T1">Controller</text:span> vai encaminhar essa requisição para a <text:span text:style-name="T1">VIEW</text:span> que vai enviar resposta e renderizar no Browser.</text:p>
      <text:p text:style-name="P3"><text:tab/></text:p>
      <text:p text:style-name="P3"/>
      <text:p text:style-name="P3"><text:tab/></text:p>
      <text:p text:style-name="P2">EXEMPLO PRECISANDO ACESSAR O DB:</text:p>
      <text:p text:style-name="P2"/>
      <text:p text:style-name="P3"><text:tab/><text:span text:style-name="T1">BROWSER -&gt; REQUISIÇÃO -&gt; CONTROLLER -&gt; ACESSAR AO SERVIDOR -&gt; ACESSA O MODEL PARA OBTER INFORMAÇÕES DE DB -&gt; PEGA ESSAS INFORMAÇÕES E VOLTA PARA O CONTROLLER -&gt; ENCAMINHA VIEW -&gt; RECEBE VIEW RESPOSTA -&gt; RENDERIZA PÁGINA</text:span></text:p>
      <text:p text:style-name="P3"><text:tab/></text:p>
      <text:p text:style-name="P3"><text:tab/>O <text:span text:style-name="T1">BROWSER</text:span> vai gerar uma requisição que vai chegar até o <text:span text:style-name="T1">Controller</text:span> (que no caso é o servidor), o <text:span text:style-name="T1">Controller</text:span> verificando que precisa acessar db, ele vai acessar as informações do db no <text:span text:style-name="T1">MODEL</text:span>, pegar essas informações e trazer de volta para o <text:span text:style-name="T1">Controler</text:span>, feito isso, ele encaminhar essa requisição para a <text:span text:style-name="T1">VIEW</text:span> que vai enviar resposta e renderizar no Brows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2:15:23.535990313</meta:creation-date>
    <dc:date>2023-05-08T10:07:42.405455410</dc:date>
    <meta:editing-duration>PT11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452" meta:character-count="2662" meta:non-whitespace-character-count="2198"/>
  </office:meta>
</office:document-meta>
</file>